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1356" officeooo:paragraph-rsid="001b1356"/>
    </style:style>
    <style:style style:name="P2" style:family="paragraph" style:parent-style-name="Standard" style:list-style-name="L1">
      <style:text-properties officeooo:rsid="001b1356" officeooo:paragraph-rsid="001b1356"/>
    </style:style>
    <style:style style:name="P3" style:family="paragraph" style:parent-style-name="Standard" style:list-style-name="L2">
      <style:text-properties officeooo:rsid="001b1356" officeooo:paragraph-rsid="001b1356"/>
    </style:style>
    <style:style style:name="P4" style:family="paragraph" style:parent-style-name="Standard" style:list-style-name="L3">
      <style:text-properties officeooo:rsid="001b1356" officeooo:paragraph-rsid="001b1356"/>
    </style:style>
    <style:style style:name="P5" style:family="paragraph" style:parent-style-name="Standard" style:list-style-name="L1">
      <style:text-properties officeooo:paragraph-rsid="001b1356"/>
    </style:style>
    <style:style style:name="P6" style:family="paragraph" style:parent-style-name="Standard" style:list-style-name="L3">
      <style:text-properties officeooo:rsid="001b2868" officeooo:paragraph-rsid="001b2868"/>
    </style:style>
    <style:style style:name="P7" style:family="paragraph" style:parent-style-name="Standard">
      <style:text-properties officeooo:rsid="001b2868" officeooo:paragraph-rsid="001b2868"/>
    </style:style>
    <style:style style:name="P8" style:family="paragraph" style:parent-style-name="Standard" style:list-style-name="L4">
      <style:text-properties officeooo:rsid="001b2868" officeooo:paragraph-rsid="001b2868"/>
    </style:style>
    <style:style style:name="P9" style:family="paragraph" style:parent-style-name="Standard">
      <style:text-properties officeooo:rsid="001c5344" officeooo:paragraph-rsid="001c5344"/>
    </style:style>
    <style:style style:name="P10" style:family="paragraph" style:parent-style-name="Standard" style:list-style-name="L5">
      <style:text-properties officeooo:rsid="001c5344" officeooo:paragraph-rsid="001c5344"/>
    </style:style>
    <style:style style:name="P11" style:family="paragraph" style:parent-style-name="Standard" style:list-style-name="L6">
      <style:text-properties officeooo:rsid="001c5344" officeooo:paragraph-rsid="001c5344"/>
    </style:style>
    <style:style style:name="P12" style:family="paragraph" style:parent-style-name="Standard" style:list-style-name="L6">
      <style:text-properties officeooo:rsid="001d1aa8" officeooo:paragraph-rsid="001d1aa8"/>
    </style:style>
    <style:style style:name="P13" style:family="paragraph" style:parent-style-name="Standard">
      <style:text-properties officeooo:rsid="001d1aa8" officeooo:paragraph-rsid="001d1aa8"/>
    </style:style>
    <style:style style:name="P14" style:family="paragraph" style:parent-style-name="Standard" style:list-style-name="L7">
      <style:text-properties officeooo:rsid="001d1aa8" officeooo:paragraph-rsid="001d1aa8"/>
    </style:style>
    <style:style style:name="P15" style:family="paragraph" style:parent-style-name="Standard" style:list-style-name="L8">
      <style:text-properties officeooo:rsid="001d1aa8" officeooo:paragraph-rsid="001d1aa8"/>
    </style:style>
    <style:style style:name="P16" style:family="paragraph" style:parent-style-name="Standard" style:list-style-name="L8">
      <style:text-properties officeooo:rsid="001e6cb8" officeooo:paragraph-rsid="001e6cb8"/>
    </style:style>
    <style:style style:name="P17" style:family="paragraph" style:parent-style-name="Standard" style:list-style-name="L2">
      <style:text-properties officeooo:rsid="001e6cb8" officeooo:paragraph-rsid="001e6cb8"/>
    </style:style>
    <style:style style:name="P18" style:family="paragraph" style:parent-style-name="Standard">
      <style:text-properties officeooo:rsid="001e6cb8" officeooo:paragraph-rsid="001e6cb8"/>
    </style:style>
    <style:style style:name="P19" style:family="paragraph" style:parent-style-name="Standard">
      <style:text-properties officeooo:rsid="001f7f2a" officeooo:paragraph-rsid="001f7f2a"/>
    </style:style>
    <style:style style:name="P20" style:family="paragraph" style:parent-style-name="Standard" style:list-style-name="L9">
      <style:text-properties officeooo:rsid="001f7f2a" officeooo:paragraph-rsid="001f7f2a"/>
    </style:style>
    <style:style style:name="P21" style:family="paragraph" style:parent-style-name="Standard" style:list-style-name="L9">
      <style:text-properties officeooo:rsid="001fa114" officeooo:paragraph-rsid="001fa114"/>
    </style:style>
    <style:style style:name="P22" style:family="paragraph" style:parent-style-name="Standard">
      <style:text-properties officeooo:rsid="001fa114" officeooo:paragraph-rsid="001fa114"/>
    </style:style>
    <style:style style:name="P23" style:family="paragraph" style:parent-style-name="Standard" style:list-style-name="L10">
      <style:text-properties officeooo:rsid="001fa114" officeooo:paragraph-rsid="001fa114"/>
    </style:style>
    <style:style style:name="P24" style:family="paragraph" style:parent-style-name="Standard" style:list-style-name="L3">
      <style:text-properties officeooo:rsid="001fe857" officeooo:paragraph-rsid="001fe857"/>
    </style:style>
    <style:style style:name="P25" style:family="paragraph">
      <loext:graphic-properties draw:fill="none" draw:fill-color="#ffffff"/>
    </style:style>
    <style:style style:name="T1" style:family="text">
      <style:text-properties officeooo:rsid="001b13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40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Form1" draw:style-name="gr1" draw:text-style-name="P25" svg:width="8.42cm" svg:height="2.407cm" svg:x="8.234cm" svg:y="-1.635cm"><draw:text-box><text:p>Hacking: Schlimm sind die Sachen, die man nicht bemerkt</text:p><text:p/><text:p>Klausurauswertung dauert ca 1 Woche</text:p></draw:text-box></draw:frame></text:p>
      <text:p text:style-name="Standard"/>
      <text:p text:style-name="P1">Fragebogen 1</text:p>
      <text:list xml:id="list7325727880744775830" text:style-name="L1">
        <text:list-item>
          <text:p text:style-name="P5"><text:span text:style-name="T1">202 (Verbot des Eindringen), 303 (Verbot der Manipulation und der Löschung)</text:span></text:p>
        </text:list-item>
        <text:list-item>
          <text:p text:style-name="P2">a,b,c, nicht direkt</text:p>
        </text:list-item>
        <text:list-item>
          <text:p text:style-name="P2">Frage 9: Wir sind das!?, Korruption, Bestechung, Spionage</text:p>
        </text:list-item>
        <text:list-item>
          <text:p text:style-name="P2">Frage 23: </text:p>
          <text:list>
            <text:list-item>
              <text:p text:style-name="P2">1. installiert und modifiziert die Platte (machen fast alle rootkits)</text:p>
            </text:list-item>
            <text:list-item>
              <text:p text:style-name="P2">2. patchen nicht die platte, sondern den Kernels, Ram usw</text:p>
              <text:list>
                <text:list-item>
                  <text:p text:style-name="P2">z.B. read-call modifizieren, dass nur noch 0 zurückgegeben wird</text:p>
                </text:list-item>
              </text:list>
            </text:list-item>
            <text:list-item>
              <text:p text:style-name="P2">3. <text:s/>malware modifiziert nichts, sondern wandelt komplettes system in eine vm durchgegangen</text:p>
              <text:list>
                <text:list-item>
                  <text:p text:style-name="P2">z.B. server der 3 Jahre läuft (ohne herunterfahren)</text:p>
                </text:list-item>
              </text:list>
            </text:list-item>
          </text:list>
        </text:list-item>
        <text:list-item>
          <text:p text:style-name="P2">26 (Bufferoverflow angriff):</text:p>
          <text:list>
            <text:list-item>
              <text:p text:style-name="P2">Code von aussen wird auf Stack oder Heap geladen und versucht zur Ausführung zu bringen</text:p>
            </text:list-item>
            <text:list-item>
              <text:p text:style-name="P2">ist ddos, funktioniert oft nicht, da Anwender System zum Absturz bringt → Betreiber weis dann Bescheid</text:p>
            </text:list-item>
            <text:list-item>
              <text:p text:style-name="P2">es geht darum den Funktion pointer zu ersetzen oder System aufruf abzusetzten</text:p>
            </text:list-item>
            <text:list-item>
              <text:p text:style-name="P2">z.B. Gast mit Adminrechten verknüpfen</text:p>
            </text:list-item>
          </text:list>
        </text:list-item>
      </text:list>
      <text:p text:style-name="P1"/>
      <text:p text:style-name="P1">Fragebogen 2</text:p>
      <text:list xml:id="list5994164824037352025" text:style-name="L2">
        <text:list-item>
          <text:p text:style-name="P3">2. Frage</text:p>
          <text:list>
            <text:list-item>
              <text:p text:style-name="P3">1. lang 2. zufällig (echt zufällig)</text:p>
            </text:list-item>
          </text:list>
        </text:list-item>
        <text:list-item>
          <text:p text:style-name="P17">11</text:p>
          <text:list>
            <text:list-item>
              <text:p text:style-name="P17">ggt (euklid)</text:p>
            </text:list-item>
            <text:list-item>
              <text:p text:style-name="P17">primfaktorzerlegung</text:p>
            </text:list-item>
          </text:list>
        </text:list-item>
        <text:list-item>
          <text:p text:style-name="P17">12</text:p>
          <text:list>
            <text:list-item>
              <text:p text:style-name="P17">ei produkt zweier Zahlen mit mod x (a*b mod x)= (a mod x * b mod x ) mod x (x=irgendwas/unbekannte)</text:p>
            </text:list-item>
            <text:list-item>
              <text:p text:style-name="P17">(erster Foliensatz - Moduloarithmetik)</text:p>
            </text:list-item>
          </text:list>
        </text:list-item>
        <text:list-item>
          <text:p text:style-name="P3">13. Frage</text:p>
          <text:list>
            <text:list-item>
              <text:p text:style-name="P3">ja Nutzdaten werden Nutzdaten mitverschlüsselt</text:p>
            </text:list-item>
            <text:list-item>
              <text:p text:style-name="P3">haben miteinander nichts zu tuhen</text:p>
            </text:list-item>
            <text:list-item>
              <text:p text:style-name="P3">also Antwort ist nein</text:p>
            </text:list-item>
            <text:list-item>
              <text:p text:style-name="P3">Verschlüsseln und Signieren sind verschiedene Dinge, man kann beides machen, einzeln oder nichts</text:p>
            </text:list-item>
          </text:list>
        </text:list-item>
      </text:list>
      <text:p text:style-name="P1"/>
      <text:p text:style-name="P1">Fragebogen 3</text:p>
      <text:list xml:id="list8386780461354710053" text:style-name="L3">
        <text:list-item>
          <text:p text:style-name="P4">Frage 1</text:p>
          <text:list>
            <text:list-item>
              <text:p text:style-name="P4">asymm: Langzahlarithmetik (Grundrechenarten), deshalb sehr langsam (im Vergleich zu symm)</text:p>
            </text:list-item>
            <text:list-item>
              <text:p text:style-name="P4">symm: Bitzahloperationen (eher schnell)</text:p>
            </text:list-item>
            <text:list-item>
              <text:p text:style-name="P6">Weitergedacht: Deshalb wird oft beides zusammen angewendet</text:p>
            </text:list-item>
          </text:list>
        </text:list-item>
        <text:list-item>
          <text:p text:style-name="P6">Frage 4</text:p>
          <text:list>
            <text:list-item>
              <text:p text:style-name="P6">Division mit 0, da Inverses Element (Frage 5)</text:p>
            </text:list-item>
          </text:list>
        </text:list-item>
        <text:list-item>
          <text:p text:style-name="P6">Frage 5</text:p>
          <text:list>
            <text:list-item>
              <text:p text:style-name="P6">ggt muss 1 sein</text:p>
            </text:list-item>
            <text:list-item>
              <text:p text:style-name="P6">1. Verfahren euklid</text:p>
            </text:list-item>
            <text:list-item>
              <text:p text:style-name="P6">2. Verfahren primfaktorzerlegung (es darf keine weiteren Zahlen außer 1 geben)</text:p>
            </text:list-item>
          </text:list>
        </text:list-item>
        <text:list-item>
          <text:p text:style-name="P24">13</text:p>
          <text:list>
            <text:list-item>
              <text:p text:style-name="P24">Bedingung: a^…</text:p>
            </text:list-item>
            <text:list-item>
              <text:p text:style-name="P24"><text:soft-page-break/>Nutzen des kleinen Satzes des großen Fermats</text:p>
            </text:list-item>
            <text:list-item>
              <text:p text:style-name="P24">a * der verkleinerte Weg</text:p>
            </text:list-item>
          </text:list>
        </text:list-item>
      </text:list>
      <text:p text:style-name="P7"/>
      <text:p text:style-name="P7">Fragebogen 4</text:p>
      <text:list xml:id="list5969557397328089143" text:style-name="L4">
        <text:list-item>
          <text:p text:style-name="P8">Frage 8</text:p>
          <text:list>
            <text:list-item>
              <text:p text:style-name="P8">informell/Skizzieren = Erzählen sie geschichte, normale Worte, keine Formel/Algorithmus</text:p>
            </text:list-item>
            <text:list-item>
              <text:p text:style-name="P8">subbytes, ersetzen von ..</text:p>
            </text:list-item>
            <text:list-item>
              <text:p text:style-name="P8">shiftroles: rotationsverschiebung von ...</text:p>
            </text:list-item>
            <text:list-item>
              <text:p text:style-name="P8">mixedcolumns: spalten umrechne</text:p>
            </text:list-item>
            <text:list-item>
              <text:p text:style-name="P8">x rounds: x oder</text:p>
            </text:list-item>
          </text:list>
        </text:list-item>
        <text:list-item>
          <text:p text:style-name="P8">16:</text:p>
          <text:list>
            <text:list-item>
              <text:p text:style-name="P8">Vorteil</text:p>
              <text:list>
                <text:list-item>
                  <text:p text:style-name="P8">112 bit schlüssellänge</text:p>
                </text:list-item>
                <text:list-item>
                  <text:p text:style-name="P8">es gibt hardware-karten → kein problem</text:p>
                </text:list-item>
                <text:list-item>
                  <text:p text:style-name="P8">wurde eben für die Hardware-Entwicklung geschrieben</text:p>
                </text:list-item>
              </text:list>
            </text:list-item>
            <text:list-item>
              <text:p text:style-name="P8">Nachteil</text:p>
              <text:list>
                <text:list-item>
                  <text:p text:style-name="P8">auf Software-Ebene sehr langsam</text:p>
                </text:list-item>
              </text:list>
            </text:list-item>
          </text:list>
        </text:list-item>
        <text:list-item>
          <text:p text:style-name="P8">23</text:p>
          <text:list>
            <text:list-item>
              <text:p text:style-name="P8">counter idee: Startwert, addieren einer 1 <text:s/>, damit Verschränken der Blöcke miteinander</text:p>
            </text:list-item>
            <text:list-item>
              <text:p text:style-name="P8">xor-Verfahren haben alle 1 Problem</text:p>
              <text:list>
                <text:list-item>
                  <text:p text:style-name="P8">wenn sie dieselbe Sequence nocheinmal anwenden bekommt man wieder das Original d.h. wenn man immer den selben Startwert nimmt und der Gegner den Anfang entschlüsselt hat, kann man viel entschlüsseln</text:p>
                </text:list-item>
                <text:list-item>
                  <text:p text:style-name="P8">Deshalb Regel: immer wieder neuen Startwerte nehmen</text:p>
                </text:list-item>
              </text:list>
            </text:list-item>
          </text:list>
        </text:list-item>
        <text:list-item>
          <text:p text:style-name="P8">24</text:p>
          <text:list>
            <text:list-item>
              <text:p text:style-name="P8">Stromchiffren starten immer mit einem Wert</text:p>
            </text:list-item>
            <text:list-item>
              <text:p text:style-name="P8">sind eine Art while-Schleife</text:p>
            </text:list-item>
          </text:list>
        </text:list-item>
      </text:list>
      <text:p text:style-name="P7"/>
      <text:p text:style-name="P9">Fragebogen 6</text:p>
      <text:list xml:id="list3906358468478690823" text:style-name="L5">
        <text:list-item>
          <text:p text:style-name="P10">5 Aufgabe</text:p>
          <text:list>
            <text:list-item>
              <text:p text:style-name="P10">Nein, 0, hat anderen Sinn, es gibt um Schlüsselvereinbarung, aber nicht um das Verschlüsseln</text:p>
            </text:list-item>
          </text:list>
        </text:list-item>
        <text:list-item>
          <text:p text:style-name="P10">18</text:p>
          <text:list>
            <text:list-item>
              <text:p text:style-name="P10">Faktorisierungsattacke:</text:p>
              <text:list>
                <text:list-item>
                  <text:p text:style-name="P10">zahl n nehmen und zerlegen in 2 Zahlen (die Primzahlen)</text:p>
                </text:list-item>
                <text:list-item>
                  <text:p text:style-name="P10">phi von n ausrechnen</text:p>
                </text:list-item>
                <text:list-item>
                  <text:p text:style-name="P10">wenn man eine hat, hat man auch die andere (da division)</text:p>
                </text:list-item>
                <text:list-item>
                  <text:p text:style-name="P10">wenn man p und q kennt, kennt man auch phi</text:p>
                </text:list-item>
                <text:list-item>
                  <text:p text:style-name="P10">irgendetwas ergibt zusammen 1</text:p>
                </text:list-item>
                <text:list-item>
                  <text:p text:style-name="P10">d ist einzige unbekannte Zeit</text:p>
                </text:list-item>
              </text:list>
            </text:list-item>
          </text:list>
        </text:list-item>
        <text:list-item>
          <text:p text:style-name="P10">19</text:p>
          <text:list>
            <text:list-item>
              <text:p text:style-name="P10">theoretisch ja, aber kommt drauf an wie groß die Zahl ist, man hat z.B. nicht 10^5 Lebensjahre zeit</text:p>
            </text:list-item>
            <text:list-item>
              <text:p text:style-name="P10">deshalb oft nicht praktikabel für große Zahlen</text:p>
            </text:list-item>
            <text:list-item>
              <text:p text:style-name="P10">evt. mit prohabilistischen Verfahren</text:p>
            </text:list-item>
            <text:list-item>
              <text:p text:style-name="P10">Welches Problem hat man dabei?</text:p>
              <text:list>
                <text:list-item>
                  <text:p text:style-name="P10">gibt es irgendeine Faktor den man ganzzahlig teilen kann?</text:p>
                </text:list-item>
              </text:list>
            </text:list-item>
          </text:list>
        </text:list-item>
        <text:list-item>
          <text:p text:style-name="P10">20</text:p>
          <text:list>
            <text:list-item>
              <text:p text:style-name="P10">außversehen nicht Primzahl:</text:p>
            </text:list-item>
            <text:list-item>
              <text:p text:style-name="P10">Verschlüsseln geht immer → entschlüsseln aber eventuell nicht</text:p>
            </text:list-item>
            <text:list-item>
              <text:p text:style-name="P10">warum nicht?</text:p>
              <text:list>
                <text:list-item>
                  <text:p text:style-name="P10"><text:soft-page-break/>Weil es nicht unbedingt ein inverses ist?: das geht evt. noch</text:p>
                </text:list-item>
                <text:list-item>
                  <text:p text:style-name="P10">im Beweissatz benutzt man einen Satz von euler, der setzt das voraus</text:p>
                  <text:list>
                    <text:list-item>
                      <text:p text:style-name="P10">manchmal geht es mit „normaler“ Zahl, manchmal nicht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Fragebogen 7</text:p>
      <text:list xml:id="list7032044671524251672" text:style-name="L6">
        <text:list-item>
          <text:p text:style-name="P11">6</text:p>
          <text:list>
            <text:list-item>
              <text:p text:style-name="P11">Schleife die n mal durchläuft und <text:s/>(Proben hat/) Basen generiert</text:p>
            </text:list-item>
            <text:list-item>
              <text:p text:style-name="P11">Schleife testet (Fermat test, ...)</text:p>
            </text:list-item>
            <text:list-item>
              <text:p text:style-name="P11">wenn er das 50x überlebt hat, dann kann man davon ausgehen, dass es eine Primzahl ist!?</text:p>
            </text:list-item>
          </text:list>
        </text:list-item>
        <text:list-item>
          <text:p text:style-name="P11">10</text:p>
          <text:list>
            <text:list-item>
              <text:p text:style-name="P11">Minerabin:</text:p>
              <text:list>
                <text:list-item>
                  <text:p text:style-name="P11">Idee:</text:p>
                  <text:list>
                    <text:list-item>
                      <text:p text:style-name="P11">die letzte Zahl der Folge von Zahlen, dass ist der Fermat-test, dann euler test, dann merkwürdige sachen</text:p>
                    </text:list-item>
                    <text:list-item>
                      <text:p text:style-name="P11">merkwürde sachen= von rechts nach links (oder andersherum) Quadrieren oder Wurzelrechne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12</text:p>
          <text:list>
            <text:list-item>
              <text:p text:style-name="P12">¼ mit jedem Test, d.h. 1. Test ¼ , dann 1/(4^2) usw</text:p>
            </text:list-item>
            <text:list-item>
              <text:p text:style-name="P12">wie viele Tests sollten durchgeführt werden? 15-20</text:p>
            </text:list-item>
          </text:list>
        </text:list-item>
        <text:list-item>
          <text:p text:style-name="P12">11:</text:p>
          <text:list>
            <text:list-item>
              <text:p text:style-name="P12">ja, alle scheitern</text:p>
            </text:list-item>
            <text:list-item>
              <text:p text:style-name="P12">außer deterministische tests, aber die sind zu langsam</text:p>
            </text:list-item>
          </text:list>
        </text:list-item>
      </text:list>
      <text:p text:style-name="P13"/>
      <text:p text:style-name="P13">Fragebogen 8</text:p>
      <text:list xml:id="list7886886758556473218" text:style-name="L7">
        <text:list-item>
          <text:p text:style-name="P14">5</text:p>
          <text:list>
            <text:list-item>
              <text:p text:style-name="P14">trivial: das geheimnis nehmen und hintereinander hängen</text:p>
            </text:list-item>
            <text:list-item>
              <text:p text:style-name="P14">2. hashcode</text:p>
            </text:list-item>
          </text:list>
        </text:list-item>
      </text:list>
      <text:p text:style-name="P13"/>
      <text:p text:style-name="P13">Fragebogen 9</text:p>
      <text:list xml:id="list675116659219404975" text:style-name="L8">
        <text:list-item>
          <text:p text:style-name="P15">nennen sie 2 die nicht mehr benutzt werden sollen</text:p>
          <text:list>
            <text:list-item>
              <text:p text:style-name="P15">sha1, und md5</text:p>
              <text:list>
                <text:list-item>
                  <text:p text:style-name="P15">es existieren Algorithmen mit denen Kollisionen sehr effeizient generiert werden können</text:p>
                </text:list-item>
                <text:list-item>
                  <text:p text:style-name="P15">sha1: leute</text:p>
                </text:list-item>
                <text:list-item>
                  <text:p text:style-name="P15">Gründe: 1. Analysefaktoren sind zu gut 2. Hardware ist zu schlecht</text:p>
                </text:list-item>
              </text:list>
            </text:list-item>
          </text:list>
        </text:list-item>
        <text:list-item>
          <text:p text:style-name="P15">8 Geburtstagsanfriff vermeiden, wie?</text:p>
          <text:list>
            <text:list-item>
              <text:p text:style-name="P15">Erst Vertrag mit 100, dann 2. mit 1000 Euro, 2. ist ansonsten perfekt gleich</text:p>
            </text:list-item>
            <text:list-item>
              <text:p text:style-name="P15">Wie? → man modifiziert das Dokument (man bringt Angriff zum Abbruch)</text:p>
              <text:list>
                <text:list-item>
                  <text:p text:style-name="P15">Schreibfehler einführen</text:p>
                </text:list-item>
                <text:list-item>
                  <text:p text:style-name="P15">Blanks einführen</text:p>
                  <text:list>
                    <text:list-item>
                      <text:p text:style-name="P15">er kann Vertrag nicht ablehnen, wenn dort paar blanks mehr oder weniger enthalten sind..</text:p>
                    </text:list-item>
                  </text:list>
                </text:list-item>
                <text:list-item>
                  <text:p text:style-name="P15">juristisch hinterlegen beim Notar…</text:p>
                </text:list-item>
              </text:list>
            </text:list-item>
          </text:list>
        </text:list-item>
        <text:list-item>
          <text:p text:style-name="P15">2</text:p>
          <text:list>
            <text:list-item>
              <text:p text:style-name="P15">authentisierung:</text:p>
              <text:list>
                <text:list-item>
                  <text:p text:style-name="P15">ist diese Nachricht wirklich von dieser Person und ob diese Nachricht im Original vorliegt</text:p>
                  <text:list>
                    <text:list-item>
                      <text:p text:style-name="P15">ja wird intergrität geprüft</text:p>
                    </text:list-item>
                  </text:list>
                </text:list-item>
                <text:list-item>
                  <text:p text:style-name="P16">1. Schwer zu kopieren</text:p>
                </text:list-item>
                <text:list-item>
                  <text:p text:style-name="P16">Verschlüsselungsverfahren (z.B. rsa) darf nicht gehackt worden sein</text:p>
                </text:list-item>
                <text:list-item>
                  <text:p text:style-name="P16">4. Schlüssel dürfen nicht öffentlich sein</text:p>
                </text:list-item>
                <text:list-item>
                  <text:p text:style-name="P16"><text:soft-page-break/>5. <text:s/>Zertifikat muss in Ordnung sein</text:p>
                  <text:list>
                    <text:list-item>
                      <text:p text:style-name="P16">Zerfitikat wird von CA ausgestellt</text:p>
                    </text:list-item>
                    <text:list-item>
                      <text:p text:style-name="P16">CA muss ehrlich sei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5: hmac: Es geht um die Konsistenz von Daten → Original? Modifiziert?</text:p>
          <text:list>
            <text:list-item>
              <text:p text:style-name="P16">1. Teilfrage:</text:p>
              <text:list>
                <text:list-item>
                  <text:p text:style-name="P16">Nachricht+‘Geheiminformation zusammen gebracht+ gehasht, dann wieder nachricht + geheiminformation</text:p>
                </text:list-item>
              </text:list>
            </text:list-item>
            <text:list-item>
              <text:p text:style-name="P16">2. keins</text:p>
            </text:list-item>
          </text:list>
        </text:list-item>
        <text:list-item>
          <text:p text:style-name="P16">9:</text:p>
          <text:list>
            <text:list-item>
              <text:p text:style-name="P16">ja wird schwächer</text:p>
            </text:list-item>
            <text:list-item>
              <text:p text:style-name="P16">normal 2x26 also 52 Möglichkeiten pro Zeichen</text:p>
            </text:list-item>
            <text:list-item>
              <text:p text:style-name="P16">Lösung: nicht fordern dass Zahl enthalten sein soll (nicht nur) sondern besonders Länge fordern</text:p>
            </text:list-item>
          </text:list>
        </text:list-item>
      </text:list>
      <text:p text:style-name="P18"/>
      <text:p text:style-name="P19">Klausur:</text:p>
      <text:list xml:id="list6614536080127767840" text:style-name="L9">
        <text:list-item>
          <text:p text:style-name="P20">alle Hilfsmittel erlaubt</text:p>
          <text:list>
            <text:list-item>
              <text:p text:style-name="P20">Bücher, Internet, Taschenrechner</text:p>
            </text:list-item>
          </text:list>
        </text:list-item>
        <text:list-item>
          <text:p text:style-name="P20">nicht erlaubt</text:p>
          <text:list>
            <text:list-item>
              <text:p text:style-name="P20">Gruppenarbeit</text:p>
            </text:list-item>
          </text:list>
        </text:list-item>
        <text:list-item>
          <text:p text:style-name="P20">Größteil = Multiplichoice</text:p>
          <text:list>
            <text:list-item>
              <text:p text:style-name="P20">pro Frage: 2-3 sind richtig, 2-3 sind falsch, richtige Ankreuzen</text:p>
              <text:list>
                <text:list-item>
                  <text:p text:style-name="P20">es kann auch nur 1 richtig sein</text:p>
                </text:list-item>
                <text:list-item>
                  <text:p text:style-name="P21">es gibt aber mind eine die richtig ist, es können aber auch alle richtig sein</text:p>
                </text:list-item>
                <text:list-item>
                  <text:p text:style-name="P21"/>
                </text:list-item>
              </text:list>
            </text:list-item>
          </text:list>
        </text:list-item>
        <text:list-item>
          <text:p text:style-name="P20">Ausrechnen kommt 100% ran</text:p>
          <text:list>
            <text:list-item>
              <text:p text:style-name="P20">Defi Helman</text:p>
            </text:list-item>
            <text:list-item>
              <text:p text:style-name="P20">RSA</text:p>
            </text:list-item>
            <text:list-item>
              <text:p text:style-name="P20">einschließlich Schlüsselvereinbarung</text:p>
            </text:list-item>
            <text:list-item>
              <text:p text:style-name="P20">Rechenweg soll ersichtlich sein</text:p>
            </text:list-item>
          </text:list>
        </text:list-item>
        <text:list-item>
          <text:p text:style-name="P20">Fragebogen 3 kommt 100% ran</text:p>
        </text:list-item>
        <text:list-item>
          <text:p text:style-name="P20">Übungsaufgaben nach dem ersten Prüfungszeitraum abgeben</text:p>
          <text:list>
            <text:list-item>
              <text:p text:style-name="P20">Zeit bis zum 2. Prüfungszeitraum (ist ca. bis 29./30.) September</text:p>
            </text:list-item>
            <text:list-item>
              <text:p text:style-name="P20">Tipp von Ihm: für die hinteren Aufgaben</text:p>
              <text:list>
                <text:list-item>
                  <text:p text:style-name="P20">BigInt von Java nehmen: 2-3 Punkte abgezogen</text:p>
                </text:list-item>
              </text:list>
            </text:list-item>
          </text:list>
        </text:list-item>
      </text:list>
      <text:p text:style-name="P19"/>
      <text:p text:style-name="P19"/>
      <text:p text:style-name="P22">Übungen</text:p>
      <text:list xml:id="list2129896497432690696" text:style-name="L10">
        <text:list-item>
          <text:p text:style-name="P2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6:01:08.390000000</meta:creation-date>
    <dc:date>2020-07-03T17:30:29.042000000</dc:date>
    <meta:editing-duration>PT15M48S</meta:editing-duration>
    <meta:editing-cycles>1</meta:editing-cycles>
    <meta:document-statistic meta:table-count="0" meta:image-count="0" meta:object-count="0" meta:page-count="4" meta:paragraph-count="163" meta:word-count="1082" meta:character-count="6193" meta:non-whitespace-character-count="5420"/>
    <meta:generator>LibreOffice/5.1.6.2$Windows_x86 LibreOffice_project/07ac168c60a517dba0f0d7bc7540f5afa45f0909</meta:generator>
  </office:meta>
</office:document-meta>
</file>